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14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font-name="Ari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ext-properties style:use-window-font-color="true"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ext-properties style:use-window-font-color="true" style:font-name="Arial" fo:font-size="14pt" style:font-size-asian="14pt" style:font-size-complex="14pt"/>
    </style:style>
    <style:style style:name="ce21" style:family="table-cell" style:parent-style-name="Default">
      <style:text-properties style:use-window-font-color="true" style:font-name="Arial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27" style:family="table-cell" style:parent-style-name="Default" style:data-style-name="N118">
      <style:table-cell-properties style:text-align-source="value-type" style:repeat-content="false" fo:border="0.0008in solid #000000" style:vertical-align="middle"/>
      <style:paragraph-properties fo:margin-left="0in"/>
      <style:text-properties style:use-window-font-color="true"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9" style:family="table-cell" style:parent-style-name="Default">
      <style:table-cell-properties fo:border="none"/>
      <style:text-properties style:use-window-font-color="true" style:font-name="Arial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31" style:family="table-cell" style:parent-style-name="Default" style:data-style-name="N118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34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3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36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40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41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42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style:font-size-asian="14pt" style:font-size-complex="14pt"/>
    </style:style>
    <style:style style:name="ce44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45" style:family="table-cell" style:parent-style-name="Default">
      <style:table-cell-properties fo:border="0.0008in solid #000000"/>
      <style:text-properties fo:color="#0000ff" style:font-name="Lucida Console"/>
    </style:style>
    <style:style style:name="ce4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50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1" style:family="table-cell" style:parent-style-name="Default" style:data-style-name="N118">
      <style:text-properties style:use-window-font-color="true" style:font-name="Arial" fo:font-size="8pt" style:font-size-asian="8pt" style:font-size-complex="8pt"/>
    </style:style>
    <style:style style:name="ce52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5" style:family="table-cell" style:parent-style-name="Default" style:data-style-name="N119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56" style:family="table-cell" style:parent-style-name="Default" style:data-style-name="N118">
      <style:table-cell-properties fo:border="0.0008in solid #000000"/>
      <style:text-properties fo:color="#0000ff" style:font-name="Lucida Console"/>
    </style:style>
    <style:style style:name="ce57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58" style:family="table-cell" style:parent-style-name="Default">
      <style:table-cell-properties fo:border="none"/>
      <style:text-properties style:use-window-font-color="true" style:font-name="Arial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60" style:family="table-cell" style:parent-style-name="Default" style:data-style-name="N118">
      <style:text-properties style:use-window-font-color="true" style:font-name="Arial" fo:font-size="14pt" style:font-size-asian="14pt" style:font-size-complex="14pt"/>
    </style:style>
    <style:style style:name="ce61" style:family="table-cell" style:parent-style-name="Default" style:data-style-name="N118">
      <style:text-properties style:use-window-font-color="true" style:font-name="Arial"/>
    </style:style>
    <style:style style:name="ce62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63" style:family="table-cell" style:parent-style-name="Default" style:data-style-name="N118">
      <style:table-cell-properties fo:border-bottom="none" fo:background-color="transparent" fo:border-left="0.0008in solid #000000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64" style:family="table-cell" style:parent-style-name="Default" style:data-style-name="N118">
      <style:table-cell-properties fo:background-color="transparent" fo:border="0.0008in solid #000000"/>
      <style:text-properties style:use-window-font-color="true" style:font-name="Arial" fo:font-size="11pt" style:font-size-asian="11pt" style:font-size-complex="11pt"/>
    </style:style>
    <style:style style:name="ce65" style:family="table-cell" style:parent-style-name="Default" style:data-style-name="N118">
      <style:table-cell-properties fo:border-bottom="none" fo:border-left="none" fo:border-right="0.0008in solid #000000" fo:border-top="none"/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 style:data-style-name="N118">
      <style:table-cell-properties fo:border="none"/>
      <style:text-properties style:use-window-font-color="true" style:font-name="Arial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1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72" style:family="table-cell" style:parent-style-name="Default">
      <style:table-cell-properties fo:border-bottom="none" fo:border-left="0.0008in solid #000000" fo:border-right="none" fo:border-top="none"/>
      <style:text-properties style:use-window-font-color="true" style:font-name="Arial" fo:font-size="10pt" style:font-size-asian="10pt" style:font-size-complex="10pt"/>
    </style:style>
    <style:style style:name="ce7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7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6" style:family="table-cell" style:parent-style-name="Default" style:data-style-name="N118">
      <style:text-properties style:use-window-font-color="true" style:font-name="Arial" fo:font-size="11pt" style:font-size-asian="11pt" style:font-size-complex="11pt"/>
    </style:style>
    <style:style style:name="ce77" style:family="table-cell" style:parent-style-name="Default" style:data-style-name="N118">
      <style:text-properties style:use-window-font-color="true" style:font-name="Arial" fo:font-size="10pt" style:font-size-asian="10pt" style:font-size-complex="10pt"/>
    </style:style>
    <style:style style:name="ce78" style:family="table-cell" style:parent-style-name="Default" style:data-style-name="N118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9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81" style:family="table-cell" style:parent-style-name="Default">
      <style:text-properties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fill="none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table table:name="CGL_020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01 JUL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09347">
            <text:p>140609347</text:p>
          </table:table-cell>
          <table:table-cell table:style-name="ce23" office:value-type="float" office:value="3.254">
            <text:p>3.25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1627">
            <text:p>0.163</text:p>
          </table:table-cell>
          <table:table-cell table:style-name="ce76" table:formula="of:=+[.J11]+[.E11]" office:value-type="float" office:value="3.4167">
            <text:p>3.417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01139">
            <text:p>140601139</text:p>
          </table:table-cell>
          <table:table-cell table:style-name="ce23" office:value-type="float" office:value="3.562">
            <text:p>3.56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1781">
            <text:p>0.178</text:p>
          </table:table-cell>
          <table:table-cell table:style-name="ce76" table:formula="of:=+[.J12]+[.E12]" office:value-type="float" office:value="3.7401">
            <text:p>3.74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14128">
            <text:p>140514128</text:p>
          </table:table-cell>
          <table:table-cell table:style-name="ce23" office:value-type="float" office:value="3.164">
            <text:p>3.16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1582">
            <text:p>0.158</text:p>
          </table:table-cell>
          <table:table-cell table:style-name="ce76" table:formula="of:=+[.J13]+[.E13]" office:value-type="float" office:value="3.3222">
            <text:p>3.322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30301">
            <text:p>140530301</text:p>
          </table:table-cell>
          <table:table-cell table:style-name="ce44" office:value-type="float" office:value="3.178">
            <text:p>3.17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14229">
            <text:p>140514229</text:p>
          </table:table-cell>
          <table:table-cell table:style-name="ce44" office:value-type="float" office:value="2.842">
            <text:p>2.84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24127">
            <text:p>140524127</text:p>
          </table:table-cell>
          <table:table-cell table:style-name="ce44" office:value-type="float" office:value="3.046">
            <text:p>3.04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0114">
            <text:p>140610114</text:p>
          </table:table-cell>
          <table:table-cell table:style-name="ce44" office:value-type="float" office:value="3.294">
            <text:p>3.29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14126">
            <text:p>140514126</text:p>
          </table:table-cell>
          <table:table-cell table:style-name="ce44" office:value-type="float" office:value="3.048">
            <text:p>3.04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9" table:number-columns-repeated="8"/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4"/>
          <table:table-cell table:style-name="ce24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4"/>
          <table:table-cell table:style-name="ce71"/>
          <table:table-cell table:style-name="ce76" table:formula="of:=+[.G35]*0.03" office:value-type="float" office:value="0">
            <text:p>0.000</text:p>
          </table:table-cell>
          <table:table-cell table:style-name="ce76" table:formula="of:=+[.J35]+[.G3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50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10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08 JUL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8">
            <text:p>140706128</text:p>
          </table:table-cell>
          <table:table-cell table:style-name="ce23" office:value-type="float" office:value="2.94">
            <text:p>2.94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147">
            <text:p>0.147</text:p>
          </table:table-cell>
          <table:table-cell table:style-name="ce76" table:formula="of:=+[.J11]+[.E11]" office:value-type="float" office:value="3.087">
            <text:p>3.087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18">
            <text:p>140706118</text:p>
          </table:table-cell>
          <table:table-cell table:style-name="ce23" office:value-type="float" office:value="3.506">
            <text:p>3.50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1753">
            <text:p>0.175</text:p>
          </table:table-cell>
          <table:table-cell table:style-name="ce76" table:formula="of:=+[.J12]+[.E12]" office:value-type="float" office:value="3.6813">
            <text:p>3.681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45">
            <text:p>140705245</text:p>
          </table:table-cell>
          <table:table-cell table:style-name="ce23" office:value-type="float" office:value="3.264">
            <text:p>3.26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1632">
            <text:p>0.163</text:p>
          </table:table-cell>
          <table:table-cell table:style-name="ce76" table:formula="of:=+[.J13]+[.E13]" office:value-type="float" office:value="3.4272">
            <text:p>3.427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29">
            <text:p>140705129</text:p>
          </table:table-cell>
          <table:table-cell table:style-name="ce44" office:value-type="float" office:value="3.284">
            <text:p>3.28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3">
            <text:p>140706123</text:p>
          </table:table-cell>
          <table:table-cell table:style-name="ce44" office:value-type="float" office:value="3.484">
            <text:p>3.48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2">
            <text:p>140706122</text:p>
          </table:table-cell>
          <table:table-cell table:style-name="ce44" office:value-type="float" office:value="1.4">
            <text:p>1.40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35">
            <text:p>140706135</text:p>
          </table:table-cell>
          <table:table-cell table:style-name="ce44" office:value-type="float" office:value="3.11">
            <text:p>3.11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52">
            <text:p>140705252</text:p>
          </table:table-cell>
          <table:table-cell table:style-name="ce44" office:value-type="float" office:value="2.94">
            <text:p>2.94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39">
            <text:p>140706239</text:p>
          </table:table-cell>
          <table:table-cell table:style-name="ce23" office:value-type="float" office:value="3.868">
            <text:p>3.86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5">
            <text:p>140706205</text:p>
          </table:table-cell>
          <table:table-cell table:style-name="ce33" office:value-type="float" office:value="3.036">
            <text:p>3.0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40" office:value-type="float" office:value="140706116">
            <text:p>140706116</text:p>
          </table:table-cell>
          <table:table-cell table:style-name="ce33" office:value-type="float" office:value="2.922">
            <text:p>2.9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40" office:value-type="float" office:value="140709109">
            <text:p>140709109</text:p>
          </table:table-cell>
          <table:table-cell table:style-name="ce33" office:value-type="float" office:value="4.294">
            <text:p>4.29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40" office:value-type="float" office:value="140705137">
            <text:p>140705137</text:p>
          </table:table-cell>
          <table:table-cell table:style-name="ce33" office:value-type="float" office:value="3.232">
            <text:p>3.23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55"/>
          <table:table-cell table:style-name="ce63"/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40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3"/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4"/>
          <table:table-cell table:style-name="ce34"/>
          <table:table-cell table:style-name="ce23"/>
          <table:table-cell table:style-name="ce33"/>
          <table:table-cell table:style-name="ce24"/>
          <table:table-cell table:style-name="ce23"/>
          <table:table-cell table:style-name="ce64"/>
          <table:table-cell table:style-name="ce71"/>
          <table:table-cell table:style-name="ce76" table:formula="of:=+[.G35]*0.03" office:value-type="float" office:value="0">
            <text:p>0.000</text:p>
          </table:table-cell>
          <table:table-cell table:style-name="ce76" table:formula="of:=+[.J35]+[.G3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50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10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07 JUL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34">
            <text:p>140705134</text:p>
          </table:table-cell>
          <table:table-cell table:style-name="ce23" office:value-type="float" office:value="3.034">
            <text:p>3.03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1517">
            <text:p>0.152</text:p>
          </table:table-cell>
          <table:table-cell table:style-name="ce76" table:formula="of:=+[.J11]+[.E11]" office:value-type="float" office:value="3.1857">
            <text:p>3.186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31">
            <text:p>140705131</text:p>
          </table:table-cell>
          <table:table-cell table:style-name="ce23" office:value-type="float" office:value="3.194">
            <text:p>3.19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1597">
            <text:p>0.160</text:p>
          </table:table-cell>
          <table:table-cell table:style-name="ce76" table:formula="of:=+[.J12]+[.E12]" office:value-type="float" office:value="3.3537">
            <text:p>3.354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12">
            <text:p>140706212</text:p>
          </table:table-cell>
          <table:table-cell table:style-name="ce23" office:value-type="float" office:value="3.446">
            <text:p>3.44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1723">
            <text:p>0.172</text:p>
          </table:table-cell>
          <table:table-cell table:style-name="ce76" table:formula="of:=+[.J13]+[.E13]" office:value-type="float" office:value="3.6183">
            <text:p>3.618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33">
            <text:p>140706133</text:p>
          </table:table-cell>
          <table:table-cell table:style-name="ce23" office:value-type="float" office:value="3.07">
            <text:p>3.07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40">
            <text:p>140705140</text:p>
          </table:table-cell>
          <table:table-cell table:style-name="ce23" office:value-type="float" office:value="3.848">
            <text:p>3.84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41">
            <text:p>140705141</text:p>
          </table:table-cell>
          <table:table-cell table:style-name="ce23" office:value-type="float" office:value="3.85">
            <text:p>3.85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2">
            <text:p>140706122</text:p>
          </table:table-cell>
          <table:table-cell table:style-name="ce23" office:value-type="float" office:value="1.998">
            <text:p>1.99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34">
            <text:p>140706134</text:p>
          </table:table-cell>
          <table:table-cell table:style-name="ce23" office:value-type="float" office:value="3.09">
            <text:p>3.09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17">
            <text:p>140706117</text:p>
          </table:table-cell>
          <table:table-cell table:style-name="ce23" office:value-type="float" office:value="2.95">
            <text:p>2.95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37">
            <text:p>140706137</text:p>
          </table:table-cell>
          <table:table-cell table:style-name="ce23" office:value-type="float" office:value="3.072">
            <text:p>3.07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9">
            <text:p>140706129</text:p>
          </table:table-cell>
          <table:table-cell table:style-name="ce23" office:value-type="float" office:value="2.992">
            <text:p>2.99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42">
            <text:p>140705142</text:p>
          </table:table-cell>
          <table:table-cell table:style-name="ce23" office:value-type="float" office:value="3.82">
            <text:p>3.8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43">
            <text:p>140705243</text:p>
          </table:table-cell>
          <table:table-cell table:style-name="ce23" office:value-type="float" office:value="3.134">
            <text:p>3.13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15">
            <text:p>140706115</text:p>
          </table:table-cell>
          <table:table-cell table:style-name="ce23" office:value-type="float" office:value="2.916">
            <text:p>2.91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53">
            <text:p>140705253</text:p>
          </table:table-cell>
          <table:table-cell table:style-name="ce23" office:value-type="float" office:value="2.946">
            <text:p>2.94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9222">
            <text:p>140709222</text:p>
          </table:table-cell>
          <table:table-cell table:style-name="ce23" office:value-type="float" office:value="3.344">
            <text:p>3.34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24">
            <text:p>140705124</text:p>
          </table:table-cell>
          <table:table-cell table:style-name="ce23" office:value-type="float" office:value="3.02">
            <text:p>3.0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9">
            <text:p>140706209</text:p>
          </table:table-cell>
          <table:table-cell table:style-name="ce23" office:value-type="float" office:value="3.022">
            <text:p>3.02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8]+1" office:value-type="float" office:value="19">
            <text:p>1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9302">
            <text:p>140709302</text:p>
          </table:table-cell>
          <table:table-cell table:style-name="ce23" office:value-type="float" office:value="5.02">
            <text:p>5.0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9]+1" office:value-type="float" office:value="20">
            <text:p>2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9221">
            <text:p>140709221</text:p>
          </table:table-cell>
          <table:table-cell table:style-name="ce23" office:value-type="float" office:value="5.126">
            <text:p>5.1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0]+1" office:value-type="float" office:value="21">
            <text:p>2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31">
            <text:p>140706131</text:p>
          </table:table-cell>
          <table:table-cell table:style-name="ce23" office:value-type="float" office:value="2.962">
            <text:p>2.96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1]+1" office:value-type="float" office:value="22">
            <text:p>2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10">
            <text:p>140706210</text:p>
          </table:table-cell>
          <table:table-cell table:style-name="ce23" office:value-type="float" office:value="3.04">
            <text:p>3.04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2]+1" office:value-type="float" office:value="23">
            <text:p>2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1">
            <text:p>140706201</text:p>
          </table:table-cell>
          <table:table-cell table:style-name="ce23" office:value-type="float" office:value="2.956">
            <text:p>2.95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3]+1" office:value-type="float" office:value="24">
            <text:p>2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36">
            <text:p>140706136</text:p>
          </table:table-cell>
          <table:table-cell table:style-name="ce23" office:value-type="float" office:value="2.908">
            <text:p>2.90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4]+1" office:value-type="float" office:value="25">
            <text:p>2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7">
            <text:p>140706207</text:p>
          </table:table-cell>
          <table:table-cell table:style-name="ce23" office:value-type="float" office:value="3.08">
            <text:p>3.08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5]*0.03" office:value-type="float" office:value="0">
            <text:p>0.000</text:p>
          </table:table-cell>
          <table:table-cell table:style-name="ce76" table:formula="of:=+[.J35]+[.G3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35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12 JUN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8">
            <text:p>140706208</text:p>
          </table:table-cell>
          <table:table-cell table:style-name="ce23" office:value-type="float" office:value="3.004">
            <text:p>3.00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1502">
            <text:p>0.150</text:p>
          </table:table-cell>
          <table:table-cell table:style-name="ce76" table:formula="of:=+[.J11]+[.E11]" office:value-type="float" office:value="3.1542">
            <text:p>3.154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9303">
            <text:p>140709303</text:p>
          </table:table-cell>
          <table:table-cell table:style-name="ce23" office:value-type="float" office:value="5.098">
            <text:p>5.09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2549">
            <text:p>0.255</text:p>
          </table:table-cell>
          <table:table-cell table:style-name="ce76" table:formula="of:=+[.J12]+[.E12]" office:value-type="float" office:value="5.3529">
            <text:p>5.353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41">
            <text:p>140706241</text:p>
          </table:table-cell>
          <table:table-cell table:style-name="ce23" office:value-type="float" office:value="3.94">
            <text:p>3.94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197">
            <text:p>0.197</text:p>
          </table:table-cell>
          <table:table-cell table:style-name="ce76" table:formula="of:=+[.J13]+[.E13]" office:value-type="float" office:value="4.137">
            <text:p>4.137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28">
            <text:p>140705128</text:p>
          </table:table-cell>
          <table:table-cell table:style-name="ce23" office:value-type="float" office:value="3.25">
            <text:p>3.25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48">
            <text:p>140705248</text:p>
          </table:table-cell>
          <table:table-cell table:style-name="ce23" office:value-type="float" office:value="2.998">
            <text:p>2.99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14233">
            <text:p>140514233</text:p>
          </table:table-cell>
          <table:table-cell table:style-name="ce23" office:value-type="float" office:value="2.926">
            <text:p>2.9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09240">
            <text:p>140609240</text:p>
          </table:table-cell>
          <table:table-cell table:style-name="ce23" office:value-type="float" office:value="1.75">
            <text:p>1.75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29221">
            <text:p>140529221</text:p>
          </table:table-cell>
          <table:table-cell table:style-name="ce23" office:value-type="float" office:value="4.606">
            <text:p>4.60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02206">
            <text:p>140602206</text:p>
          </table:table-cell>
          <table:table-cell table:style-name="ce23" office:value-type="float" office:value="4.172">
            <text:p>4.17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47">
            <text:p>140705247</text:p>
          </table:table-cell>
          <table:table-cell table:style-name="ce23" office:value-type="float" office:value="2.982">
            <text:p>2.98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13">
            <text:p>140706213</text:p>
          </table:table-cell>
          <table:table-cell table:style-name="ce23" office:value-type="float" office:value="3.326">
            <text:p>3.3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30">
            <text:p>140705130</text:p>
          </table:table-cell>
          <table:table-cell table:style-name="ce23" office:value-type="float" office:value="3.36">
            <text:p>3.36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503120">
            <text:p>140503120</text:p>
          </table:table-cell>
          <table:table-cell table:style-name="ce23" office:value-type="float" office:value="4.786">
            <text:p>4.78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40">
            <text:p>140706240</text:p>
          </table:table-cell>
          <table:table-cell table:style-name="ce23" office:value-type="float" office:value="2.852">
            <text:p>2.85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50">
            <text:p>140705250</text:p>
          </table:table-cell>
          <table:table-cell table:style-name="ce23" office:value-type="float" office:value="2.812">
            <text:p>2.81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49">
            <text:p>140705249</text:p>
          </table:table-cell>
          <table:table-cell table:style-name="ce23" office:value-type="float" office:value="2.826">
            <text:p>2.8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19">
            <text:p>140705219</text:p>
          </table:table-cell>
          <table:table-cell table:style-name="ce23" office:value-type="float" office:value="3.118">
            <text:p>3.11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20">
            <text:p>140705120</text:p>
          </table:table-cell>
          <table:table-cell table:style-name="ce23" office:value-type="float" office:value="3.126">
            <text:p>3.1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8]+1" office:value-type="float" office:value="19">
            <text:p>1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25">
            <text:p>140705125</text:p>
          </table:table-cell>
          <table:table-cell table:style-name="ce23" office:value-type="float" office:value="2.748">
            <text:p>2.74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9]+1" office:value-type="float" office:value="20">
            <text:p>2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14">
            <text:p>140706214</text:p>
          </table:table-cell>
          <table:table-cell table:style-name="ce23" office:value-type="float" office:value="2.916">
            <text:p>2.91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0]+1" office:value-type="float" office:value="21">
            <text:p>2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9223">
            <text:p>140709223</text:p>
          </table:table-cell>
          <table:table-cell table:style-name="ce23" office:value-type="float" office:value="1.894">
            <text:p>1.89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1]+1" office:value-type="float" office:value="22">
            <text:p>2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25328">
            <text:p>140625328</text:p>
          </table:table-cell>
          <table:table-cell table:style-name="ce23" office:value-type="float" office:value="3.628">
            <text:p>3.62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2]+1" office:value-type="float" office:value="23">
            <text:p>2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25226">
            <text:p>140625226</text:p>
          </table:table-cell>
          <table:table-cell table:style-name="ce23" office:value-type="float" office:value="1.992">
            <text:p>1.99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3]+1" office:value-type="float" office:value="24">
            <text:p>2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38">
            <text:p>140706238</text:p>
          </table:table-cell>
          <table:table-cell table:style-name="ce23" office:value-type="float" office:value="3.22">
            <text:p>3.2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35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07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2">
            <text:p>140720202</text:p>
          </table:table-cell>
          <table:table-cell table:style-name="ce23" office:value-type="float" office:value="3.126">
            <text:p>3.1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1563">
            <text:p>0.156</text:p>
          </table:table-cell>
          <table:table-cell table:style-name="ce76" table:formula="of:=+[.J11]+[.E11]" office:value-type="float" office:value="3.2823">
            <text:p>3.282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3">
            <text:p>140720203</text:p>
          </table:table-cell>
          <table:table-cell table:style-name="ce23" office:value-type="float" office:value="3.114">
            <text:p>3.11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1557">
            <text:p>0.156</text:p>
          </table:table-cell>
          <table:table-cell table:style-name="ce76" table:formula="of:=+[.J12]+[.E12]" office:value-type="float" office:value="3.2697">
            <text:p>3.27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1">
            <text:p>140720201</text:p>
          </table:table-cell>
          <table:table-cell table:style-name="ce23" office:value-type="float" office:value="4.174">
            <text:p>4.17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2087">
            <text:p>0.209</text:p>
          </table:table-cell>
          <table:table-cell table:style-name="ce76" table:formula="of:=+[.J13]+[.E13]" office:value-type="float" office:value="4.3827">
            <text:p>4.383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04">
            <text:p>140721204</text:p>
          </table:table-cell>
          <table:table-cell table:style-name="ce23" office:value-type="float" office:value="4.304">
            <text:p>4.30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8">
            <text:p>140721118</text:p>
          </table:table-cell>
          <table:table-cell table:style-name="ce23" office:value-type="float" office:value="4.28">
            <text:p>4.28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20">
            <text:p>140721120</text:p>
          </table:table-cell>
          <table:table-cell table:style-name="ce23" office:value-type="float" office:value="4.068">
            <text:p>4.06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9">
            <text:p>140721119</text:p>
          </table:table-cell>
          <table:table-cell table:style-name="ce23" office:value-type="float" office:value="4.298">
            <text:p>4.29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23">
            <text:p>140721123</text:p>
          </table:table-cell>
          <table:table-cell table:style-name="ce23" office:value-type="float" office:value="3.974">
            <text:p>3.97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7">
            <text:p>140721117</text:p>
          </table:table-cell>
          <table:table-cell table:style-name="ce23" office:value-type="float" office:value="3.962">
            <text:p>3.96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08">
            <text:p>140721208</text:p>
          </table:table-cell>
          <table:table-cell table:style-name="ce23" office:value-type="float" office:value="4.866">
            <text:p>4.86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09">
            <text:p>140721209</text:p>
          </table:table-cell>
          <table:table-cell table:style-name="ce23" office:value-type="float" office:value="4.812">
            <text:p>4.81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32">
            <text:p>140720232</text:p>
          </table:table-cell>
          <table:table-cell table:style-name="ce23" office:value-type="float" office:value="4.212">
            <text:p>4.21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4">
            <text:p>140720114</text:p>
          </table:table-cell>
          <table:table-cell table:style-name="ce23" office:value-type="float" office:value="4.586">
            <text:p>4.58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4">
            <text:p>140720124</text:p>
          </table:table-cell>
          <table:table-cell table:style-name="ce23" office:value-type="float" office:value="4.666">
            <text:p>4.66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5">
            <text:p>140720125</text:p>
          </table:table-cell>
          <table:table-cell table:style-name="ce23" office:value-type="float" office:value="4.802">
            <text:p>4.80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28">
            <text:p>140721228</text:p>
          </table:table-cell>
          <table:table-cell table:style-name="ce23" office:value-type="float" office:value="4.074">
            <text:p>4.07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2">
            <text:p>140720122</text:p>
          </table:table-cell>
          <table:table-cell table:style-name="ce23" office:value-type="float" office:value="4.42">
            <text:p>4.4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7">
            <text:p>140720117</text:p>
          </table:table-cell>
          <table:table-cell table:style-name="ce23" office:value-type="float" office:value="4.12">
            <text:p>4.1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8]+1" office:value-type="float" office:value="19">
            <text:p>1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2">
            <text:p>140721112</text:p>
          </table:table-cell>
          <table:table-cell table:style-name="ce23" office:value-type="float" office:value="4.056">
            <text:p>4.05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9]+1" office:value-type="float" office:value="20">
            <text:p>2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6">
            <text:p>140720126</text:p>
          </table:table-cell>
          <table:table-cell table:style-name="ce23" office:value-type="float" office:value="4.854">
            <text:p>4.85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0]+1" office:value-type="float" office:value="21">
            <text:p>2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246">
            <text:p>140705246</text:p>
          </table:table-cell>
          <table:table-cell table:style-name="ce23" office:value-type="float" office:value="2.986">
            <text:p>2.98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1]+1" office:value-type="float" office:value="22">
            <text:p>2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05">
            <text:p>140721205</text:p>
          </table:table-cell>
          <table:table-cell table:style-name="ce23" office:value-type="float" office:value="4.364">
            <text:p>4.36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2]+1" office:value-type="float" office:value="23">
            <text:p>2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01">
            <text:p>140721201</text:p>
          </table:table-cell>
          <table:table-cell table:style-name="ce23" office:value-type="float" office:value="4.504">
            <text:p>4.50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3]+1" office:value-type="float" office:value="24">
            <text:p>2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0304">
            <text:p>140610304</text:p>
          </table:table-cell>
          <table:table-cell table:style-name="ce23" office:value-type="float" office:value="5.388">
            <text:p>5.38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4]+1" office:value-type="float" office:value="25">
            <text:p>2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9">
            <text:p>140720209</text:p>
          </table:table-cell>
          <table:table-cell table:style-name="ce23" office:value-type="float" office:value="5.46">
            <text:p>5.46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28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12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4342">
            <text:p>140714342</text:p>
          </table:table-cell>
          <table:table-cell table:style-name="ce23" office:value-type="float" office:value="4.422">
            <text:p>4.42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2211">
            <text:p>0.221</text:p>
          </table:table-cell>
          <table:table-cell table:style-name="ce76" table:formula="of:=+[.J11]+[.E11]" office:value-type="float" office:value="4.6431">
            <text:p>4.643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8">
            <text:p>140720208</text:p>
          </table:table-cell>
          <table:table-cell table:style-name="ce23" office:value-type="float" office:value="5.318">
            <text:p>5.31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2659">
            <text:p>0.266</text:p>
          </table:table-cell>
          <table:table-cell table:style-name="ce76" table:formula="of:=+[.J12]+[.E12]" office:value-type="float" office:value="5.5839">
            <text:p>5.584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7">
            <text:p>140720207</text:p>
          </table:table-cell>
          <table:table-cell table:style-name="ce23" office:value-type="float" office:value="5.296">
            <text:p>5.29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2648">
            <text:p>0.265</text:p>
          </table:table-cell>
          <table:table-cell table:style-name="ce76" table:formula="of:=+[.J13]+[.E13]" office:value-type="float" office:value="5.5608">
            <text:p>5.561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10">
            <text:p>140720210</text:p>
          </table:table-cell>
          <table:table-cell table:style-name="ce23" office:value-type="float" office:value="5.358">
            <text:p>5.35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6">
            <text:p>140720206</text:p>
          </table:table-cell>
          <table:table-cell table:style-name="ce23" office:value-type="float" office:value="4.81">
            <text:p>4.81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5">
            <text:p>140720115</text:p>
          </table:table-cell>
          <table:table-cell table:style-name="ce23" office:value-type="float" office:value="4.916">
            <text:p>4.91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3">
            <text:p>140720113</text:p>
          </table:table-cell>
          <table:table-cell table:style-name="ce23" office:value-type="float" office:value="4.498">
            <text:p>4.49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9241">
            <text:p>140719241</text:p>
          </table:table-cell>
          <table:table-cell table:style-name="ce23" office:value-type="float" office:value="4.186">
            <text:p>4.18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5">
            <text:p>140720205</text:p>
          </table:table-cell>
          <table:table-cell table:style-name="ce23" office:value-type="float" office:value="4.834">
            <text:p>4.83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28">
            <text:p>140720228</text:p>
          </table:table-cell>
          <table:table-cell table:style-name="ce23" office:value-type="float" office:value="4.97">
            <text:p>4.97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1">
            <text:p>140720121</text:p>
          </table:table-cell>
          <table:table-cell table:style-name="ce23" office:value-type="float" office:value="4.412">
            <text:p>4.41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9">
            <text:p>140720119</text:p>
          </table:table-cell>
          <table:table-cell table:style-name="ce23" office:value-type="float" office:value="4.504">
            <text:p>4.50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0">
            <text:p>140720120</text:p>
          </table:table-cell>
          <table:table-cell table:style-name="ce23" office:value-type="float" office:value="4.472">
            <text:p>4.47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6">
            <text:p>140721116</text:p>
          </table:table-cell>
          <table:table-cell table:style-name="ce23" office:value-type="float" office:value="4.042">
            <text:p>4.04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9238">
            <text:p>140719238</text:p>
          </table:table-cell>
          <table:table-cell table:style-name="ce23" office:value-type="float" office:value="4.432">
            <text:p>4.43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3">
            <text:p>140721113</text:p>
          </table:table-cell>
          <table:table-cell table:style-name="ce23" office:value-type="float" office:value="4.074">
            <text:p>4.07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8">
            <text:p>140720118</text:p>
          </table:table-cell>
          <table:table-cell table:style-name="ce23" office:value-type="float" office:value="4.184">
            <text:p>4.18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9240">
            <text:p>140719240</text:p>
          </table:table-cell>
          <table:table-cell table:style-name="ce23" office:value-type="float" office:value="4.14">
            <text:p>4.14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8]+1" office:value-type="float" office:value="19">
            <text:p>1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4">
            <text:p>140721114</text:p>
          </table:table-cell>
          <table:table-cell table:style-name="ce23" office:value-type="float" office:value="3.814">
            <text:p>3.81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9]+1" office:value-type="float" office:value="20">
            <text:p>2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04">
            <text:p>140720204</text:p>
          </table:table-cell>
          <table:table-cell table:style-name="ce23" office:value-type="float" office:value="3.014">
            <text:p>3.01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0]+1" office:value-type="float" office:value="21">
            <text:p>2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03">
            <text:p>140721203</text:p>
          </table:table-cell>
          <table:table-cell table:style-name="ce23" office:value-type="float" office:value="4.302">
            <text:p>4.30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1]+1" office:value-type="float" office:value="22">
            <text:p>2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15">
            <text:p>140721115</text:p>
          </table:table-cell>
          <table:table-cell table:style-name="ce23" office:value-type="float" office:value="3.866">
            <text:p>3.86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2]+1" office:value-type="float" office:value="23">
            <text:p>2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23">
            <text:p>140720123</text:p>
          </table:table-cell>
          <table:table-cell table:style-name="ce23" office:value-type="float" office:value="4.636">
            <text:p>4.63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3]+1" office:value-type="float" office:value="24">
            <text:p>2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9237">
            <text:p>140719237</text:p>
          </table:table-cell>
          <table:table-cell table:style-name="ce23" office:value-type="float" office:value="4.062">
            <text:p>4.06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34]+1" office:value-type="float" office:value="25">
            <text:p>2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6">
            <text:p>140706126</text:p>
          </table:table-cell>
          <table:table-cell table:style-name="ce23" office:value-type="float" office:value="3.378">
            <text:p>3.37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28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18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1">
            <text:p>140715301</text:p>
          </table:table-cell>
          <table:table-cell table:style-name="ce23" office:value-type="float" office:value="4.442">
            <text:p>4.442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2221">
            <text:p>0.222</text:p>
          </table:table-cell>
          <table:table-cell table:style-name="ce76" table:formula="of:=+[.J11]+[.E11]" office:value-type="float" office:value="4.6641">
            <text:p>4.664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10">
            <text:p>140715310</text:p>
          </table:table-cell>
          <table:table-cell table:style-name="ce23" office:value-type="float" office:value="4.862">
            <text:p>4.862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2431">
            <text:p>0.243</text:p>
          </table:table-cell>
          <table:table-cell table:style-name="ce76" table:formula="of:=+[.J12]+[.E12]" office:value-type="float" office:value="5.1051">
            <text:p>5.105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27307">
            <text:p>140627307</text:p>
          </table:table-cell>
          <table:table-cell table:style-name="ce23" office:value-type="float" office:value="4.418">
            <text:p>4.418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2209">
            <text:p>0.221</text:p>
          </table:table-cell>
          <table:table-cell table:style-name="ce76" table:formula="of:=+[.J13]+[.E13]" office:value-type="float" office:value="4.6389">
            <text:p>4.639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2">
            <text:p>140715302</text:p>
          </table:table-cell>
          <table:table-cell table:style-name="ce23" office:value-type="float" office:value="4.564">
            <text:p>4.564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4255">
            <text:p>140614255</text:p>
          </table:table-cell>
          <table:table-cell table:style-name="ce23" office:value-type="float" office:value="2.996">
            <text:p>2.99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7232">
            <text:p>140617232</text:p>
          </table:table-cell>
          <table:table-cell table:style-name="ce23" office:value-type="float" office:value="3.278">
            <text:p>3.278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7233">
            <text:p>140617233</text:p>
          </table:table-cell>
          <table:table-cell table:style-name="ce23" office:value-type="float" office:value="3.712">
            <text:p>3.712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3">
            <text:p>140715303</text:p>
          </table:table-cell>
          <table:table-cell table:style-name="ce23" office:value-type="float" office:value="4.63">
            <text:p>4.630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6">
            <text:p>140715306</text:p>
          </table:table-cell>
          <table:table-cell table:style-name="ce23" office:value-type="float" office:value="4.496">
            <text:p>4.49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54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FLAT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/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 table:print="false">
        <table:table-column table:style-name="co9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office:value-type="string">
            <text:p>DATE : 18 AGUSTUS 2014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>
          <table:table-cell table:number-columns-repeated="5"/>
          <table:table-cell office:value-type="string">
            <text:p>SGCC</text:p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 office:value-type="string">
            <text:p>2 – 5454</text:p>
          </table:table-cell>
          <table:table-cell table:number-columns-repeated="3"/>
          <table:table-cell office:value-type="string">
            <text:p>FLAT</text:p>
          </table:table-cell>
          <table:table-cell/>
        </table:table-row>
      </table:table>
      <table:table table:name="CGL_020_2_2_2_2_3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_2_3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18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6">
            <text:p>140706206</text:p>
          </table:table-cell>
          <table:table-cell table:style-name="ce23" office:value-type="float" office:value="3.052">
            <text:p>3.05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1526">
            <text:p>0.153</text:p>
          </table:table-cell>
          <table:table-cell table:style-name="ce76" table:formula="of:=+[.J11]+[.E11]" office:value-type="float" office:value="3.2046">
            <text:p>3.205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127">
            <text:p>140706127</text:p>
          </table:table-cell>
          <table:table-cell table:style-name="ce23" office:value-type="float" office:value="2.93">
            <text:p>2.93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1465">
            <text:p>0.147</text:p>
          </table:table-cell>
          <table:table-cell table:style-name="ce76" table:formula="of:=+[.J12]+[.E12]" office:value-type="float" office:value="3.0765">
            <text:p>3.077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2">
            <text:p>140706202</text:p>
          </table:table-cell>
          <table:table-cell table:style-name="ce23" office:value-type="float" office:value="2.954">
            <text:p>2.954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1477">
            <text:p>0.148</text:p>
          </table:table-cell>
          <table:table-cell table:style-name="ce76" table:formula="of:=+[.J13]+[.E13]" office:value-type="float" office:value="3.1017">
            <text:p>3.102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6203">
            <text:p>140706203</text:p>
          </table:table-cell>
          <table:table-cell table:style-name="ce23" office:value-type="float" office:value="2.936">
            <text:p>2.93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122">
            <text:p>140721122</text:p>
          </table:table-cell>
          <table:table-cell table:style-name="ce23" office:value-type="float" office:value="4.026">
            <text:p>4.02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31">
            <text:p>140720231</text:p>
          </table:table-cell>
          <table:table-cell table:style-name="ce23" office:value-type="float" office:value="4.17">
            <text:p>4.17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817214">
            <text:p>140817214</text:p>
          </table:table-cell>
          <table:table-cell table:style-name="ce23" office:value-type="float" office:value="4.472">
            <text:p>4.47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01133">
            <text:p>140601133</text:p>
          </table:table-cell>
          <table:table-cell table:style-name="ce23" office:value-type="float" office:value="1.316">
            <text:p>1.31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6">
            <text:p>140720116</text:p>
          </table:table-cell>
          <table:table-cell table:style-name="ce40" office:value-type="float" office:value="200">
            <text:p>20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1231">
            <text:p>140721231</text:p>
          </table:table-cell>
          <table:table-cell table:style-name="ce23" office:value-type="float" office:value="4.422">
            <text:p>4.422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59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_2_3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3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3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3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_2_3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19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116">
            <text:p>140720116</text:p>
          </table:table-cell>
          <table:table-cell table:style-name="ce23" office:value-type="float" office:value="1.956">
            <text:p>1.956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0978">
            <text:p>0.098</text:p>
          </table:table-cell>
          <table:table-cell table:style-name="ce76" table:formula="of:=+[.J11]+[.E11]" office:value-type="float" office:value="2.0538">
            <text:p>2.054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817124">
            <text:p>140817124</text:p>
          </table:table-cell>
          <table:table-cell table:style-name="ce23" office:value-type="float" office:value="4.628">
            <text:p>4.62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2314">
            <text:p>0.231</text:p>
          </table:table-cell>
          <table:table-cell table:style-name="ce76" table:formula="of:=+[.J12]+[.E12]" office:value-type="float" office:value="4.8594">
            <text:p>4.859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05122">
            <text:p>140705122</text:p>
          </table:table-cell>
          <table:table-cell table:style-name="ce23" office:value-type="float" office:value="3.178">
            <text:p>3.178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1589">
            <text:p>0.159</text:p>
          </table:table-cell>
          <table:table-cell table:style-name="ce76" table:formula="of:=+[.J13]+[.E13]" office:value-type="float" office:value="3.3369">
            <text:p>3.337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20234">
            <text:p>140720234</text:p>
          </table:table-cell>
          <table:table-cell table:style-name="ce23" office:value-type="float" office:value="4.52">
            <text:p>4.520</text:p>
          </table:table-cell>
          <table:table-cell table:style-name="ce24" office:value-type="string">
            <text:p>SEMI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40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60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8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GELOMBANG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 office:value-type="string">
            <text:p>BESAR</text:p>
          </table:table-cell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_2_3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3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3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3_2_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61"/>
        <table:table-column table:style-name="co9" table:default-cell-style-name="ce21"/>
        <table:table-column table:style-name="co9" table:number-columns-repeated="2" table:default-cell-style-name="ce61"/>
        <table:table-column table:style-name="co9" table:number-columns-repeated="1008" table:default-cell-style-name="ce21"/>
        <table:table-column table:style-name="co9" table:default-cell-style-name="Default"/>
        <table:table-row table:style-name="ro1">
          <table:table-cell>
            <draw:frame table:end-cell-address="CGL_020_2_2_2_2_3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1" office:value-type="string">
            <text:p>Doc No</text:p>
          </table:table-cell>
          <table:table-cell table:style-name="ce5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7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1" office:value-type="string">
            <text:p>Rev No</text:p>
          </table:table-cell>
          <table:table-cell table:style-name="ce59" office:value-type="string">
            <text:p>: 03</text:p>
          </table:table-cell>
          <table:table-cell table:style-name="ce68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/>
          <table:table-cell table:style-name="ce51" office:value-type="string">
            <text:p>Date of Efectif</text:p>
          </table:table-cell>
          <table:table-cell table:style-name="ce59" office:value-type="string">
            <text:p>: 10 April 2014</text:p>
          </table:table-cell>
          <table:table-cell table:style-name="ce68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9"/>
          <table:covered-table-cell table:style-name="ce52"/>
          <table:covered-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20" table:number-columns-repeated="3"/>
          <table:table-cell table:style-name="ce43" table:number-columns-repeated="2"/>
          <table:table-cell table:style-name="ce20"/>
          <table:table-cell table:style-name="ce60"/>
          <table:table-cell table:number-columns-repeated="1012"/>
        </table:table-row>
        <table:table-row table:style-name="ro1">
          <table:table-cell table:style-name="ce4" office:value-type="string">
            <text:p>DATE : 18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22"/>
          <table:covered-table-cell table:style-name="ce30"/>
          <table:covered-table-cell table:style-name="ce62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1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1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3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9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2" office:value-type="string">
            <text:p>(mm x mm)</text:p>
          </table:table-cell>
          <table:covered-table-cell table:style-name="ce5"/>
          <table:table-cell table:style-name="ce32" office:value-type="string">
            <text:p><text:s/>( Kg )</text:p>
          </table:table-cell>
          <table:covered-table-cell table:style-name="ce5"/>
          <table:table-cell table:style-name="ce54" office:value-type="string">
            <text:p>COATING</text:p>
          </table:table-cell>
          <table:covered-table-cell table:style-name="ce5"/>
          <table:table-cell table:style-name="ce70"/>
          <table:table-cell table:style-name="ce75" table:number-columns-repeated="2"/>
          <table:table-cell table:style-name="ce70" table:number-columns-repeated="1006"/>
          <table:table-cell table:style-name="ce71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1">
            <text:p>140715301</text:p>
          </table:table-cell>
          <table:table-cell table:style-name="ce23" office:value-type="float" office:value="4.442">
            <text:p>4.442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1]*0.05" office:value-type="float" office:value="0.2221">
            <text:p>0.222</text:p>
          </table:table-cell>
          <table:table-cell table:style-name="ce76" table:formula="of:=+[.J11]+[.E11]" office:value-type="float" office:value="4.6641">
            <text:p>4.664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10">
            <text:p>140715310</text:p>
          </table:table-cell>
          <table:table-cell table:style-name="ce23" office:value-type="float" office:value="4.862">
            <text:p>4.862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2]*0.05" office:value-type="float" office:value="0.2431">
            <text:p>0.243</text:p>
          </table:table-cell>
          <table:table-cell table:style-name="ce76" table:formula="of:=+[.J12]+[.E12]" office:value-type="float" office:value="5.1051">
            <text:p>5.105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27307">
            <text:p>140627307</text:p>
          </table:table-cell>
          <table:table-cell table:style-name="ce23" office:value-type="float" office:value="4.418">
            <text:p>4.418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E13]*0.05" office:value-type="float" office:value="0.2209">
            <text:p>0.221</text:p>
          </table:table-cell>
          <table:table-cell table:style-name="ce76" table:formula="of:=+[.J13]+[.E13]" office:value-type="float" office:value="4.6389">
            <text:p>4.639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2">
            <text:p>140715302</text:p>
          </table:table-cell>
          <table:table-cell table:style-name="ce23" office:value-type="float" office:value="4.564">
            <text:p>4.564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4]*0.05" office:value-type="float" office:value="0">
            <text:p>0.000</text:p>
          </table:table-cell>
          <table:table-cell table:style-name="ce76" table:formula="of:=+[.J14]+[.G1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4255">
            <text:p>140614255</text:p>
          </table:table-cell>
          <table:table-cell table:style-name="ce23" office:value-type="float" office:value="2.996">
            <text:p>2.99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5]*0.05" office:value-type="float" office:value="0">
            <text:p>0.000</text:p>
          </table:table-cell>
          <table:table-cell table:style-name="ce76" table:formula="of:=+[.J15]+[.G1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7232">
            <text:p>140617232</text:p>
          </table:table-cell>
          <table:table-cell table:style-name="ce23" office:value-type="float" office:value="3.278">
            <text:p>3.278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6]*0.05" office:value-type="float" office:value="0">
            <text:p>0.000</text:p>
          </table:table-cell>
          <table:table-cell table:style-name="ce76" table:formula="of:=+[.J16]+[.G1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7233">
            <text:p>140617233</text:p>
          </table:table-cell>
          <table:table-cell table:style-name="ce23" office:value-type="float" office:value="3.712">
            <text:p>3.712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7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3">
            <text:p>140715303</text:p>
          </table:table-cell>
          <table:table-cell table:style-name="ce23" office:value-type="float" office:value="4.63">
            <text:p>4.630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7]*0.05" office:value-type="float" office:value="0">
            <text:p>0.000</text:p>
          </table:table-cell>
          <table:table-cell table:style-name="ce76" table:formula="of:=+[.J18]+[.G1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715306">
            <text:p>140715306</text:p>
          </table:table-cell>
          <table:table-cell table:style-name="ce23" office:value-type="float" office:value="4.496">
            <text:p>4.49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18]*0.05" office:value-type="float" office:value="0">
            <text:p>0.000</text:p>
          </table:table-cell>
          <table:table-cell table:style-name="ce76" table:formula="of:=+[.J19]+[.G1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5202">
            <text:p>140615202</text:p>
          </table:table-cell>
          <table:table-cell table:style-name="ce23" office:value-type="float" office:value="3.046">
            <text:p>3.04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0]*0.05" office:value-type="float" office:value="0">
            <text:p>0.000</text:p>
          </table:table-cell>
          <table:table-cell table:style-name="ce76" table:formula="of:=+[.J20]+[.G2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4253">
            <text:p>140614253</text:p>
          </table:table-cell>
          <table:table-cell table:style-name="ce23" office:value-type="float" office:value="3.164">
            <text:p>3.164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1]*0.05" office:value-type="float" office:value="0">
            <text:p>0.000</text:p>
          </table:table-cell>
          <table:table-cell table:style-name="ce76" table:formula="of:=+[.J21]+[.G2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5203">
            <text:p>140615203</text:p>
          </table:table-cell>
          <table:table-cell table:style-name="ce23" office:value-type="float" office:value="2.974">
            <text:p>2.974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2]*0.05" office:value-type="float" office:value="0">
            <text:p>0.000</text:p>
          </table:table-cell>
          <table:table-cell table:style-name="ce76" table:formula="of:=+[.J22]+[.G2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4254">
            <text:p>140614254</text:p>
          </table:table-cell>
          <table:table-cell table:style-name="ce23" office:value-type="float" office:value="3.046">
            <text:p>3.04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3]*0.03" office:value-type="float" office:value="0">
            <text:p>0.000</text:p>
          </table:table-cell>
          <table:table-cell table:style-name="ce76" table:formula="of:=+[.J23]+[.G2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3" office:value-type="string">
            <text:p>PRIME</text:p>
          </table:table-cell>
          <table:table-cell table:style-name="ce33" office:value-type="string">
            <text:p>0.200 x 914</text:p>
          </table:table-cell>
          <table:table-cell table:style-name="ce24" office:value-type="float" office:value="140615206">
            <text:p>140615206</text:p>
          </table:table-cell>
          <table:table-cell table:style-name="ce23" office:value-type="float" office:value="2.716">
            <text:p>2.716</text:p>
          </table:table-cell>
          <table:table-cell table:style-name="ce24" office:value-type="string">
            <text:p>SGCC</text:p>
          </table:table-cell>
          <table:table-cell table:style-name="ce55" office:value-type="string">
            <text:p>Z12</text:p>
          </table:table-cell>
          <table:table-cell table:style-name="ce34" office:value-type="string">
            <text:p>ESSAR</text:p>
          </table:table-cell>
          <table:table-cell table:style-name="ce71"/>
          <table:table-cell table:style-name="ce76" table:formula="of:=+[.G24]*0.03" office:value-type="float" office:value="0">
            <text:p>0.000</text:p>
          </table:table-cell>
          <table:table-cell table:style-name="ce76" table:formula="of:=+[.J24]+[.G2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5]*0.03" office:value-type="float" office:value="0">
            <text:p>0.000</text:p>
          </table:table-cell>
          <table:table-cell table:style-name="ce76" table:formula="of:=+[.J25]+[.G25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6]*0.03" office:value-type="float" office:value="0">
            <text:p>0.000</text:p>
          </table:table-cell>
          <table:table-cell table:style-name="ce76" table:formula="of:=+[.J26]+[.G26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7]*0.03" office:value-type="float" office:value="0">
            <text:p>0.000</text:p>
          </table:table-cell>
          <table:table-cell table:style-name="ce76" table:formula="of:=+[.J27]+[.G27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8]*0.03" office:value-type="float" office:value="0">
            <text:p>0.000</text:p>
          </table:table-cell>
          <table:table-cell table:style-name="ce76" table:formula="of:=+[.J28]+[.G28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29]*0.03" office:value-type="float" office:value="0">
            <text:p>0.000</text:p>
          </table:table-cell>
          <table:table-cell table:style-name="ce76" table:formula="of:=+[.J29]+[.G29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0]*0.03" office:value-type="float" office:value="0">
            <text:p>0.000</text:p>
          </table:table-cell>
          <table:table-cell table:style-name="ce76" table:formula="of:=+[.J30]+[.G30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1]*0.03" office:value-type="float" office:value="0">
            <text:p>0.000</text:p>
          </table:table-cell>
          <table:table-cell table:style-name="ce76" table:formula="of:=+[.J31]+[.G31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2]*0.03" office:value-type="float" office:value="0">
            <text:p>0.000</text:p>
          </table:table-cell>
          <table:table-cell table:style-name="ce76" table:formula="of:=+[.J32]+[.G32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3]*0.03" office:value-type="float" office:value="0">
            <text:p>0.000</text:p>
          </table:table-cell>
          <table:table-cell table:style-name="ce76" table:formula="of:=+[.J33]+[.G33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formula="of:=+[.G34]*0.03" office:value-type="float" office:value="0">
            <text:p>0.000</text:p>
          </table:table-cell>
          <table:table-cell table:style-name="ce76" table:formula="of:=+[.J34]+[.G34]" office:value-type="float" office:value="0">
            <text:p>0.000</text:p>
          </table:table-cell>
          <table:table-cell table:style-name="ce71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4"/>
          <table:table-cell table:style-name="ce23"/>
          <table:table-cell table:style-name="ce24"/>
          <table:table-cell table:style-name="ce55"/>
          <table:table-cell table:style-name="ce34"/>
          <table:table-cell table:style-name="ce71"/>
          <table:table-cell table:style-name="ce76" table:number-columns-repeated="2"/>
          <table:table-cell table:style-name="ce71" table:number-columns-repeated="1008"/>
          <table:table-cell/>
        </table:table-row>
        <table:table-row table:style-name="ro7">
          <table:table-cell table:style-name="ce10" office:value-type="string" table:number-columns-spanned="8" table:number-rows-spanned="1">
            <text:p>HASIL JADI</text:p>
          </table:table-cell>
          <table:covered-table-cell table:style-name="ce25"/>
          <table:covered-table-cell table:number-columns-repeated="2" table:style-name="ce35"/>
          <table:covered-table-cell table:style-name="ce45"/>
          <table:covered-table-cell table:style-name="ce49"/>
          <table:covered-table-cell table:style-name="ce56"/>
          <table:covered-table-cell table:style-name="ce65"/>
          <table:table-cell table:style-name="ce72"/>
          <table:table-cell table:style-name="ce77" table:number-columns-repeated="2"/>
          <table:table-cell table:style-name="ce79" table:number-columns-repeated="1008"/>
          <table:table-cell/>
        </table:table-row>
        <table:table-row table:style-name="ro5">
          <table:table-cell table:style-name="ce11" office:value-type="string" table:number-columns-spanned="2" table:number-rows-spanned="2">
            <text:p>NO.OP</text:p>
          </table:table-cell>
          <table:covered-table-cell table:style-name="ce26"/>
          <table:table-cell table:style-name="ce36" office:value-type="string">
            <text:p>PRODUCT</text:p>
          </table:table-cell>
          <table:table-cell table:style-name="ce36" office:value-type="string">
            <text:p>MARKING</text:p>
          </table:table-cell>
          <table:table-cell table:style-name="ce36" office:value-type="string">
            <text:p>ORDER</text:p>
          </table:table-cell>
          <table:table-cell table:style-name="ce36" office:value-type="string">
            <text:p>TOLERANCE</text:p>
          </table:table-cell>
          <table:table-cell table:style-name="ce36" office:value-type="string">
            <text:p>PRODUCTION</text:p>
          </table:table-cell>
          <table:table-cell table:style-name="ce36" office:value-type="string">
            <text:p>PACKING 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5">
          <table:covered-table-cell table:style-name="ce12"/>
          <table:covered-table-cell table:style-name="ce26"/>
          <table:table-cell table:style-name="ce37" office:value-type="string">
            <text:p>SIZE</text:p>
          </table:table-cell>
          <table:table-cell table:style-name="ce37" office:value-type="string">
            <text:p>PRODUCT</text:p>
          </table:table-cell>
          <table:table-cell table:style-name="ce37" office:value-type="string">
            <text:p>CUSTOMER</text:p>
          </table:table-cell>
          <table:table-cell table:style-name="ce50" office:value-type="string">
            <text:p>length</text:p>
          </table:table-cell>
          <table:table-cell table:style-name="ce37" office:value-type="string">
            <text:p>SHEARING QTY </text:p>
          </table:table-cell>
          <table:table-cell table:style-name="ce37" office:value-type="string">
            <text:p>COND.</text:p>
          </table:table-cell>
          <table:table-cell table:style-name="ce18"/>
          <table:table-cell table:style-name="ce51" table:number-columns-repeated="2"/>
          <table:table-cell table:style-name="ce18" table:number-columns-repeated="1008"/>
          <table:table-cell table:style-name="ce81"/>
        </table:table-row>
        <table:table-row table:style-name="ro8">
          <table:table-cell table:style-name="ce13" office:value-type="string" table:number-columns-spanned="2" table:number-rows-spanned="2">
            <text:p>2 – 5454</text:p>
          </table:table-cell>
          <table:covered-table-cell table:style-name="ce27"/>
          <table:table-cell table:style-name="ce38" office:value-type="string" table:number-columns-spanned="1" table:number-rows-spanned="2">
            <text:p>SHR 0.20 x 914 x 6'</text:p>
          </table:table-cell>
          <table:table-cell table:style-name="ce41" office:value-type="string">
            <text:p>GAJAH</text:p>
          </table:table-cell>
          <table:table-cell table:style-name="ce46" office:value-type="string">
            <text:p>FLAT</text:p>
          </table:table-cell>
          <table:table-cell table:style-name="ce41" office:value-type="string">
            <text:p>Min <text:s/>: 0</text:p>
          </table:table-cell>
          <table:table-cell table:style-name="ce57" office:value-type="string" table:number-columns-spanned="1" table:number-rows-spanned="2">
            <text:p>250 – 500</text:p>
          </table:table-cell>
          <table:table-cell table:style-name="ce57" office:value-type="string" table:number-columns-spanned="1" table:number-rows-spanned="2">
            <text:p>500 SHT</text:p>
          </table:table-cell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8">
          <table:covered-table-cell table:style-name="ce14"/>
          <table:covered-table-cell table:style-name="ce27"/>
          <table:covered-table-cell table:style-name="ce39"/>
          <table:table-cell table:style-name="ce42" office:value-type="string">
            <text:p>SARANA</text:p>
          </table:table-cell>
          <table:table-cell table:style-name="ce47"/>
          <table:table-cell table:style-name="ce42" office:value-type="string">
            <text:p>Max : 2</text:p>
          </table:table-cell>
          <table:covered-table-cell table:number-columns-repeated="2" table:style-name="ce57"/>
          <table:table-cell table:style-name="ce73"/>
          <table:table-cell table:style-name="ce78" table:number-columns-repeated="2"/>
          <table:table-cell table:style-name="ce80" table:number-columns-repeated="1008"/>
          <table:table-cell table:style-name="ce82"/>
        </table:table-row>
        <table:table-row table:style-name="ro1">
          <table:table-cell table:number-columns-repeated="1020"/>
        </table:table-row>
        <table:table-row table:style-name="ro1">
          <table:table-cell table:style-name="ce15" table:number-columns-spanned="2" table:number-rows-spanned="3"/>
          <table:covered-table-cell table:style-name="ce28"/>
          <table:table-cell table:style-name="ce29" table:number-columns-repeated="2"/>
          <table:table-cell>
            <draw:rect table:end-cell-address="CGL_020_2_2_2_2_3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3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3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6"/>
          <table:covered-table-cell table:style-name="ce29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29" table:number-columns-repeated="2"/>
          <table:table-cell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"/>
          <table:table-cell table:style-name="ce29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48" office:value-type="string">
            <text:p><text:s text:c="48"/>RIDWAN KUSNADI</text:p>
          </table:table-cell>
          <table:table-cell table:style-name="Default"/>
          <table:table-cell table:style-name="ce58" office:value-type="string">
            <text:p><text:s text:c="8"/>SUSANA</text:p>
          </table:table-cell>
          <table:table-cell table:style-name="ce67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date-style style:name="N134P0" style:volatile="true">
      <number:day/>
      <number:text>-</number:text>
      <number:month number:textual="true"/>
      <number:text>-</number:text>
      <number:year/>
    </number:date-style>
    <number:text-style style:name="N134">
      <number:text-content/>
      <style:map style:condition="value()&gt;=0" style:apply-style-name="N134P0"/>
    </number:text-style>
    <number:date-style style:name="N13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6">
      <number:text-content/>
      <style:map style:condition="value()&gt;=0" style:apply-style-name="N136P0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</number:date-style>
    <number:currency-style style:name="N14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42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number:min-integer-digits="1" number:grouping="true"/>
    </number:number-style>
    <number:date-style style:name="N145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day/>
      <number:text>-</number:text>
      <number:month number:textual="true"/>
    </number:date-style>
    <number:text-style style:name="N146">
      <number:text-content/>
      <style:map style:condition="value()&gt;=0" style:apply-style-name="N146P0"/>
    </number:text-style>
    <number:date-style style:name="N148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8">
      <number:text-content/>
      <style:map style:condition="value()&gt;=0" style:apply-style-name="N148P0"/>
    </number:text-style>
    <number:number-style style:name="N151P0" style:volatile="true">
      <number:number number:decimal-places="3" number:min-integer-digits="1" number:grouping="true"/>
      <number:text> </number:text>
    </number:number-style>
    <number:number-style style:name="N151P1" style:volatile="true">
      <number:text> (</number:text>
      <number:number number:decimal-places="3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5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5P2" style:volatile="true">
      <number:currency-symbol number:language="id" number:country="ID">Rp</number:currency-symbol>
      <number:text>- </number:text>
    </number:currency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7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7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0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60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60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month number:style="long" number:textual="true"/>
      <number:text>-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6P0" style:volatile="true">
      <number:text> Rp</number:text>
      <number:number number:decimal-places="0" number:min-integer-digits="1" number:grouping="true"/>
      <number:text> </number:text>
    </number:number-style>
    <number:number-style style:name="N166P1" style:volatile="true">
      <number:text> Rp(</number:text>
      <number:number number:decimal-places="0" number:min-integer-digits="1" number:grouping="true"/>
      <number:text>)</number:text>
    </number:number-style>
    <number:number-style style:name="N166P2" style:volatile="true">
      <number:text> Rp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8P0" style:volatile="true"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96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8/27/2014</text:date>, <text:time>11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10T08:49:25.10</meta:creation-date>
    <dc:date>2014-08-27T11:08:22.31</dc:date>
    <meta:editing-duration>PT32H28M57S</meta:editing-duration>
    <meta:editing-cycles>112</meta:editing-cycles>
    <meta:generator>OpenOffice.org/3.0$Win32 OpenOffice.org_project/300m9$Build-9358</meta:generator>
    <meta:print-date>2014-08-27T10:38:03.65</meta:print-date>
    <meta:document-statistic meta:table-count="11" meta:cell-count="2338" meta:object-count="40"/>
    <meta:user-defined meta:name="Info 1"/>
    <meta:user-defined meta:name="Info 2"/>
    <meta:user-defined meta:name="Info 3"/>
    <meta:user-defined meta:name="Info 4"/>
  </office:meta>
</office:document-meta>
</file>